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bb87" officeooo:paragraph-rsid="001cbb87"/>
    </style:style>
    <style:style style:name="P2" style:family="paragraph" style:parent-style-name="Standard">
      <style:text-properties officeooo:rsid="001cbb87" officeooo:paragraph-rsid="00467bea"/>
    </style:style>
    <style:style style:name="P3" style:family="paragraph" style:parent-style-name="Standard">
      <style:text-properties officeooo:paragraph-rsid="001cbb87"/>
    </style:style>
    <style:style style:name="P4" style:family="paragraph" style:parent-style-name="Standard">
      <style:text-properties officeooo:rsid="001d5696" officeooo:paragraph-rsid="001d5696"/>
    </style:style>
    <style:style style:name="P5" style:family="paragraph" style:parent-style-name="Standard">
      <style:text-properties officeooo:paragraph-rsid="00202174"/>
    </style:style>
    <style:style style:name="P6" style:family="paragraph" style:parent-style-name="Standard">
      <style:text-properties officeooo:paragraph-rsid="001d5696"/>
    </style:style>
    <style:style style:name="P7" style:family="paragraph" style:parent-style-name="Standard">
      <style:text-properties officeooo:rsid="00207113" officeooo:paragraph-rsid="00207113"/>
    </style:style>
    <style:style style:name="P8" style:family="paragraph" style:parent-style-name="Standard">
      <style:text-properties officeooo:rsid="00207113" officeooo:paragraph-rsid="00308b7e"/>
    </style:style>
    <style:style style:name="P9" style:family="paragraph" style:parent-style-name="Standard">
      <style:text-properties officeooo:rsid="00207113" officeooo:paragraph-rsid="00325225"/>
    </style:style>
    <style:style style:name="P10" style:family="paragraph" style:parent-style-name="Standard">
      <style:text-properties officeooo:paragraph-rsid="00207113"/>
    </style:style>
    <style:style style:name="P11" style:family="paragraph" style:parent-style-name="Standard">
      <style:text-properties officeooo:rsid="002485a2" officeooo:paragraph-rsid="00202174"/>
    </style:style>
    <style:style style:name="P12" style:family="paragraph" style:parent-style-name="Standard">
      <style:text-properties officeooo:rsid="00261f22" officeooo:paragraph-rsid="00261f22"/>
    </style:style>
    <style:style style:name="P13" style:family="paragraph" style:parent-style-name="Standard">
      <style:text-properties fo:font-weight="bold" officeooo:rsid="00261f22" officeooo:paragraph-rsid="00261f22" style:font-weight-asian="bold" style:font-weight-complex="bold"/>
    </style:style>
    <style:style style:name="P14" style:family="paragraph" style:parent-style-name="Standard">
      <style:text-properties fo:font-weight="bold" officeooo:rsid="0033fcb7" officeooo:paragraph-rsid="0033fcb7" style:font-weight-asian="bold" style:font-weight-complex="bold"/>
    </style:style>
    <style:style style:name="P15" style:family="paragraph" style:parent-style-name="Standard">
      <style:text-properties fo:font-weight="bold" officeooo:rsid="0035e577" officeooo:paragraph-rsid="0035e577" style:font-weight-asian="bold" style:font-weight-complex="bold"/>
    </style:style>
    <style:style style:name="P16" style:family="paragraph" style:parent-style-name="Standard">
      <style:text-properties fo:font-weight="bold" officeooo:rsid="003719fa" officeooo:paragraph-rsid="003719fa" style:font-weight-asian="bold" style:font-weight-complex="bold"/>
    </style:style>
    <style:style style:name="P17" style:family="paragraph" style:parent-style-name="Standard">
      <style:text-properties fo:font-weight="bold" officeooo:rsid="002485a2" officeooo:paragraph-rsid="002485a2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458174" officeooo:paragraph-rsid="00458174" style:font-weight-asian="bold" style:font-weight-complex="bold"/>
    </style:style>
    <style:style style:name="P19" style:family="paragraph" style:parent-style-name="Standard">
      <style:text-properties officeooo:paragraph-rsid="00261f22"/>
    </style:style>
    <style:style style:name="P20" style:family="paragraph" style:parent-style-name="Standard">
      <style:text-properties fo:font-weight="normal" officeooo:rsid="00261f22" officeooo:paragraph-rsid="00261f22" style:font-weight-asian="normal" style:font-weight-complex="normal"/>
    </style:style>
    <style:style style:name="P21" style:family="paragraph" style:parent-style-name="Standard">
      <style:text-properties fo:font-weight="normal" officeooo:rsid="00261f22" officeooo:paragraph-rsid="002a252d" style:font-weight-asian="normal" style:font-weight-complex="normal"/>
    </style:style>
    <style:style style:name="P22" style:family="paragraph" style:parent-style-name="Standard">
      <style:text-properties fo:font-weight="normal" officeooo:rsid="0033fcb7" officeooo:paragraph-rsid="003d568f" style:font-weight-asian="normal" style:font-weight-complex="normal"/>
    </style:style>
    <style:style style:name="P23" style:family="paragraph" style:parent-style-name="Standard">
      <style:text-properties fo:font-weight="normal" officeooo:rsid="003719fa" officeooo:paragraph-rsid="003719fa" style:font-weight-asian="normal" style:font-weight-complex="normal"/>
    </style:style>
    <style:style style:name="P24" style:family="paragraph" style:parent-style-name="Standard">
      <style:text-properties officeooo:paragraph-rsid="003086e6"/>
    </style:style>
    <style:style style:name="P25" style:family="paragraph" style:parent-style-name="Standard">
      <style:text-properties officeooo:rsid="00325225" officeooo:paragraph-rsid="00325225"/>
    </style:style>
    <style:style style:name="P26" style:family="paragraph" style:parent-style-name="Standard">
      <style:text-properties officeooo:rsid="00325225" officeooo:paragraph-rsid="0033c512"/>
    </style:style>
    <style:style style:name="P27" style:family="paragraph" style:parent-style-name="Standard">
      <style:text-properties officeooo:paragraph-rsid="00325225"/>
    </style:style>
    <style:style style:name="P28" style:family="paragraph" style:parent-style-name="Standard">
      <style:text-properties officeooo:paragraph-rsid="00326533"/>
    </style:style>
    <style:style style:name="P29" style:family="paragraph" style:parent-style-name="Standard">
      <style:text-properties officeooo:rsid="00330d20" officeooo:paragraph-rsid="00330d20"/>
    </style:style>
    <style:style style:name="P30" style:family="paragraph" style:parent-style-name="Standard">
      <style:text-properties officeooo:paragraph-rsid="00330d20"/>
    </style:style>
    <style:style style:name="P31" style:family="paragraph" style:parent-style-name="Standard">
      <style:text-properties officeooo:rsid="0033c512" officeooo:paragraph-rsid="0033c512"/>
    </style:style>
    <style:style style:name="P32" style:family="paragraph" style:parent-style-name="Standard">
      <style:text-properties officeooo:rsid="0033c512" officeooo:paragraph-rsid="00325225"/>
    </style:style>
    <style:style style:name="P33" style:family="paragraph" style:parent-style-name="Standard">
      <style:text-properties officeooo:paragraph-rsid="0033fcb7"/>
    </style:style>
    <style:style style:name="P34" style:family="paragraph" style:parent-style-name="Standard">
      <style:text-properties officeooo:paragraph-rsid="0035e577"/>
    </style:style>
    <style:style style:name="P35" style:family="paragraph" style:parent-style-name="Standard">
      <style:text-properties officeooo:rsid="003719fa" officeooo:paragraph-rsid="0033fcb7"/>
    </style:style>
    <style:style style:name="P36" style:family="paragraph" style:parent-style-name="Standard">
      <style:text-properties officeooo:rsid="0039896b" officeooo:paragraph-rsid="0039896b"/>
    </style:style>
    <style:style style:name="P37" style:family="paragraph" style:parent-style-name="Standard">
      <style:text-properties officeooo:rsid="0039896b" officeooo:paragraph-rsid="003b4269"/>
    </style:style>
    <style:style style:name="P38" style:family="paragraph" style:parent-style-name="Standard">
      <style:text-properties officeooo:paragraph-rsid="003b4269"/>
    </style:style>
    <style:style style:name="P39" style:family="paragraph" style:parent-style-name="Standard">
      <style:text-properties officeooo:paragraph-rsid="003d568f"/>
    </style:style>
    <style:style style:name="P40" style:family="paragraph" style:parent-style-name="Standard">
      <style:text-properties officeooo:paragraph-rsid="00423cce"/>
    </style:style>
    <style:style style:name="P41" style:family="paragraph" style:parent-style-name="Standard">
      <style:text-properties officeooo:paragraph-rsid="00458174"/>
    </style:style>
    <style:style style:name="T1" style:family="text">
      <style:text-properties officeooo:rsid="001cbb87"/>
    </style:style>
    <style:style style:name="T2" style:family="text">
      <style:text-properties officeooo:rsid="001d5696"/>
    </style:style>
    <style:style style:name="T3" style:family="text">
      <style:text-properties officeooo:rsid="00202174"/>
    </style:style>
    <style:style style:name="T4" style:family="text">
      <style:text-properties officeooo:rsid="00207113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20851c"/>
    </style:style>
    <style:style style:name="T7" style:family="text">
      <style:text-properties style:text-underline-style="solid" style:text-underline-width="auto" style:text-underline-color="font-color" officeooo:rsid="00330d20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20851c"/>
    </style:style>
    <style:style style:name="T10" style:family="text">
      <style:text-properties style:text-underline-style="none" officeooo:rsid="002485a2"/>
    </style:style>
    <style:style style:name="T11" style:family="text">
      <style:text-properties style:text-underline-style="none" officeooo:rsid="00330d20"/>
    </style:style>
    <style:style style:name="T12" style:family="text">
      <style:text-properties style:text-underline-style="none" officeooo:rsid="003b4269"/>
    </style:style>
    <style:style style:name="T13" style:family="text">
      <style:text-properties officeooo:rsid="002485a2"/>
    </style:style>
    <style:style style:name="T14" style:family="text">
      <style:text-properties fo:font-weight="normal" officeooo:rsid="00261f22" style:font-weight-asian="normal" style:font-weight-complex="normal"/>
    </style:style>
    <style:style style:name="T15" style:family="text">
      <style:text-properties fo:font-weight="normal" officeooo:rsid="00273349" style:font-weight-asian="normal" style:font-weight-complex="normal"/>
    </style:style>
    <style:style style:name="T16" style:family="text">
      <style:text-properties fo:font-weight="normal" officeooo:rsid="002b3ee7" style:font-weight-asian="normal" style:font-weight-complex="normal"/>
    </style:style>
    <style:style style:name="T17" style:family="text">
      <style:text-properties fo:font-weight="normal" officeooo:rsid="002cd2d1" style:font-weight-asian="normal" style:font-weight-complex="normal"/>
    </style:style>
    <style:style style:name="T18" style:family="text">
      <style:text-properties fo:font-weight="normal" officeooo:rsid="002fb7a2" style:font-weight-asian="normal" style:font-weight-complex="normal"/>
    </style:style>
    <style:style style:name="T19" style:family="text">
      <style:text-properties fo:font-weight="normal" officeooo:rsid="00302c5a" style:font-weight-asian="normal" style:font-weight-complex="normal"/>
    </style:style>
    <style:style style:name="T20" style:family="text">
      <style:text-properties fo:font-weight="normal" officeooo:rsid="003086e6" style:font-weight-asian="normal" style:font-weight-complex="normal"/>
    </style:style>
    <style:style style:name="T21" style:family="text">
      <style:text-properties fo:font-weight="normal" officeooo:rsid="0035e577" style:font-weight-asian="normal" style:font-weight-complex="normal"/>
    </style:style>
    <style:style style:name="T22" style:family="text">
      <style:text-properties fo:font-weight="normal" officeooo:rsid="003719fa" style:font-weight-asian="normal" style:font-weight-complex="normal"/>
    </style:style>
    <style:style style:name="T23" style:family="text">
      <style:text-properties fo:font-weight="normal" officeooo:rsid="00380180" style:font-weight-asian="normal" style:font-weight-complex="normal"/>
    </style:style>
    <style:style style:name="T24" style:family="text">
      <style:text-properties fo:font-weight="normal" officeooo:rsid="0033fcb7" style:font-weight-asian="normal" style:font-weight-complex="normal"/>
    </style:style>
    <style:style style:name="T25" style:family="text">
      <style:text-properties fo:font-weight="normal" officeooo:rsid="004150f7" style:font-weight-asian="normal" style:font-weight-complex="normal"/>
    </style:style>
    <style:style style:name="T26" style:family="text">
      <style:text-properties fo:font-weight="normal" officeooo:rsid="00423cce" style:font-weight-asian="normal" style:font-weight-complex="normal"/>
    </style:style>
    <style:style style:name="T27" style:family="text">
      <style:text-properties fo:font-weight="normal" officeooo:rsid="003d568f" style:font-weight-asian="normal" style:font-weight-complex="normal"/>
    </style:style>
    <style:style style:name="T28" style:family="text">
      <style:text-properties fo:font-weight="normal" officeooo:rsid="00440dd9" style:font-weight-asian="normal" style:font-weight-complex="normal"/>
    </style:style>
    <style:style style:name="T29" style:family="text">
      <style:text-properties fo:font-weight="normal" officeooo:rsid="00458174" style:font-weight-asian="normal" style:font-weight-complex="normal"/>
    </style:style>
    <style:style style:name="T30" style:family="text">
      <style:text-properties fo:font-weight="normal" officeooo:rsid="00467bea" style:font-weight-asian="normal" style:font-weight-complex="normal"/>
    </style:style>
    <style:style style:name="T31" style:family="text">
      <style:text-properties officeooo:rsid="00273349"/>
    </style:style>
    <style:style style:name="T32" style:family="text">
      <style:text-properties officeooo:rsid="002b3ee7"/>
    </style:style>
    <style:style style:name="T33" style:family="text">
      <style:text-properties officeooo:rsid="002cd2d1"/>
    </style:style>
    <style:style style:name="T34" style:family="text">
      <style:text-properties officeooo:rsid="002fb7a2"/>
    </style:style>
    <style:style style:name="T35" style:family="text">
      <style:text-properties fo:font-style="italic" officeooo:rsid="002485a2" style:font-style-asian="italic" style:font-style-complex="italic"/>
    </style:style>
    <style:style style:name="T36" style:family="text">
      <style:text-properties fo:font-style="italic" officeooo:rsid="00202174" style:font-style-asian="italic" style:font-style-complex="italic"/>
    </style:style>
    <style:style style:name="T37" style:family="text">
      <style:text-properties fo:font-style="italic" officeooo:rsid="00308b7e" style:font-style-asian="italic" style:font-style-complex="italic"/>
    </style:style>
    <style:style style:name="T38" style:family="text">
      <style:text-properties fo:font-style="italic" officeooo:rsid="00325225" style:font-style-asian="italic" style:font-style-complex="italic"/>
    </style:style>
    <style:style style:name="T39" style:family="text">
      <style:text-properties fo:font-style="italic" officeooo:rsid="0035e577" style:font-style-asian="italic" style:font-style-complex="italic"/>
    </style:style>
    <style:style style:name="T40" style:family="text">
      <style:text-properties fo:font-style="italic" officeooo:rsid="004635fd" style:font-style-asian="italic" style:font-style-complex="italic"/>
    </style:style>
    <style:style style:name="T41" style:family="text">
      <style:text-properties fo:font-style="italic" style:text-underline-style="none" officeooo:rsid="00330d20" style:font-style-asian="italic" style:font-style-complex="italic"/>
    </style:style>
    <style:style style:name="T42" style:family="text">
      <style:text-properties style:text-position="sub 58%" fo:font-style="italic" officeooo:rsid="0033fcb7" style:font-style-asian="italic" style:font-style-complex="italic"/>
    </style:style>
    <style:style style:name="T43" style:family="text">
      <style:text-properties style:text-position="sub 58%" fo:font-style="normal" officeooo:rsid="002fb7a2" style:font-style-asian="normal" style:font-style-complex="normal"/>
    </style:style>
    <style:style style:name="T44" style:family="text">
      <style:text-properties style:text-position="sub 58%" fo:font-style="normal" officeooo:rsid="00302c5a" style:font-style-asian="normal" style:font-style-complex="normal"/>
    </style:style>
    <style:style style:name="T45" style:family="text">
      <style:text-properties style:text-position="sub 58%" fo:font-style="normal" officeooo:rsid="00308b7e" style:font-style-asian="normal" style:font-style-complex="normal"/>
    </style:style>
    <style:style style:name="T46" style:family="text">
      <style:text-properties style:text-position="sub 58%" officeooo:rsid="00325225"/>
    </style:style>
    <style:style style:name="T47" style:family="text">
      <style:text-properties fo:font-style="normal" officeooo:rsid="0033fcb7" style:font-style-asian="normal" style:font-style-complex="normal"/>
    </style:style>
    <style:style style:name="T48" style:family="text">
      <style:text-properties fo:font-style="normal" officeooo:rsid="0035e577" style:font-style-asian="normal" style:font-style-complex="normal"/>
    </style:style>
    <style:style style:name="T49" style:family="text">
      <style:text-properties fo:font-style="normal" officeooo:rsid="00467bea" style:font-style-asian="normal" style:font-style-complex="normal"/>
    </style:style>
    <style:style style:name="T50" style:family="text">
      <style:text-properties fo:font-style="normal" style:text-underline-style="none" style:font-style-asian="normal" style:font-style-complex="normal"/>
    </style:style>
    <style:style style:name="T51" style:family="text">
      <style:text-properties fo:font-style="normal" style:text-underline-style="none" officeooo:rsid="00330d20" style:font-style-asian="normal" style:font-style-complex="normal"/>
    </style:style>
    <style:style style:name="T52" style:family="text">
      <style:text-properties fo:font-style="normal" style:text-underline-style="none" officeooo:rsid="0033c512" style:font-style-asian="normal" style:font-style-complex="normal"/>
    </style:style>
    <style:style style:name="T53" style:family="text">
      <style:text-properties fo:font-style="normal" style:text-underline-style="none" officeooo:rsid="003d568f" style:font-style-asian="normal" style:font-style-complex="normal"/>
    </style:style>
    <style:style style:name="T54" style:family="text">
      <style:text-properties officeooo:rsid="003086e6"/>
    </style:style>
    <style:style style:name="T55" style:family="text">
      <style:text-properties officeooo:rsid="00308b7e"/>
    </style:style>
    <style:style style:name="T56" style:family="text">
      <style:text-properties style:text-position="super 58%"/>
    </style:style>
    <style:style style:name="T57" style:family="text">
      <style:text-properties officeooo:rsid="00325225"/>
    </style:style>
    <style:style style:name="T58" style:family="text">
      <style:text-properties officeooo:rsid="00326533"/>
    </style:style>
    <style:style style:name="T59" style:family="text">
      <style:text-properties officeooo:rsid="00330d20"/>
    </style:style>
    <style:style style:name="T60" style:family="text">
      <style:text-properties officeooo:rsid="0033fcb7"/>
    </style:style>
    <style:style style:name="T61" style:family="text">
      <style:text-properties officeooo:rsid="003d568f"/>
    </style:style>
    <style:style style:name="T62" style:family="text">
      <style:text-properties officeooo:rsid="00458174"/>
    </style:style>
    <style:style style:name="T63" style:family="text">
      <style:text-properties officeooo:rsid="004635fd"/>
    </style:style>
    <style:style style:name="T64" style:family="text">
      <style:text-properties officeooo:rsid="00467bea"/>
    </style:style>
    <style:style style:name="T65" style:family="text">
      <style:text-properties officeooo:rsid="0047a96a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Inter-Party Avalanche Incidents: <text:span text:style-name="T64">a model and a conversation</text:span></text:p>
      <text:p text:style-name="P1"/>
      <text:p text:style-name="P1">Inter-party <text:span text:style-name="T2">avalanche</text:span> incidents: Do they happen? What can we learn about them?</text:p>
      <text:p text:style-name="P1"/>
      <text:p text:style-name="P6"><text:span text:style-name="T3">First: Yes. Inter-party incidents happen. Since 2001, at least seven people have died in North American avalanches triggered by another party.</text:span></text:p>
      <text:p text:style-name="P4"/>
      <text:p text:style-name="P10"><text:span text:style-name="T4">Second: A simple model for inter-party incidents suggests that the rate of inter-party incidents may grow like the density of parties </text:span><text:span text:style-name="T6">squared</text:span><text:span text:style-name="T9"> and that the inter-party incident rate is proportional to avalanche size. As a rule-of-thumb, inter-party incidents have happened </text:span><text:span text:style-name="T10">when there was more than one party per twenty avalanche-areas.</text:span></text:p>
      <text:p text:style-name="P4"/>
      <text:p text:style-name="P5"><text:span text:style-name="T3"><text:tab/>A possibly-inter-party incident in December 2015 drew me deep into this subject. As the number of people entering the winter backcountry of the Cascades continues to grow, I wondered how the rate of inter-party incidents might grow. That exploration led to a paper: </text:span><text:span text:style-name="T36">Inter-Party Avalanche Incidents May Increase Quadratically With P</text:span><text:span text:style-name="T40">arty</text:span><text:span text:style-name="T36"> Density</text:span><text:span text:style-name="T3">. The paper is written for you – this article is the movie-trailer to pique your interest in reading the real thing.</text:span></text:p>
      <text:p text:style-name="P5"/>
      <text:p text:style-name="P13">A model:</text:p>
      <text:p text:style-name="P5"/>
      <text:p text:style-name="P7">The paper constructs a simple model <text:span text:style-name="T13">as a foundation for </text:span>a conversation about inter-party incidents. The model has the simplest of beginnings – the assumption that the<text:span text:style-name="T34"> </text:span>rate <text:span text:style-name="T13">(</text:span><text:span text:style-name="T35">R</text:span><text:span text:style-name="T43">single-party</text:span><text:span text:style-name="T13">)</text:span> at which parties trigger avalanches is proportional to the number of parties <text:span text:style-name="T13">(</text:span><text:span text:style-name="T35">N</text:span><text:span text:style-name="T44">parties</text:span><text:span text:style-name="T13">) in an area </text:span><text:span text:style-name="T35">A</text:span>.</text:p>
      <text:p text:style-name="P7"/>
      <text:p text:style-name="P7"><draw:frame draw:style-name="fr1" draw:name="Object1" text:anchor-type="as-char" svg:y="-0.1484in" svg:width="1.3681in" svg:height="0.209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/>
      <text:p text:style-name="P24"><text:span text:style-name="T54">It is convenient (trust me) to switch to a notion of party densities, where </text:span><text:span text:style-name="T54"><draw:frame draw:style-name="fr1" draw:name="Object3" text:anchor-type="as-char" svg:y="-0.1484in" svg:width="1.1244in" svg:height="0.2091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54">:</text:span></text:p>
      <text:p text:style-name="P24"/>
      <text:p text:style-name="P24"><draw:frame draw:style-name="fr1" draw:name="Object2" text:anchor-type="as-char" svg:y="-0.1484in" svg:width="1.2193in" svg:height="0.2091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8"/>
      <text:p text:style-name="P28"><text:span text:style-name="T55"><text:tab/>An inter-party incident requires two events: First, a single party must trigger an avalanche and second, at least one other party must be unlucky enough to be within the avalanche, with area </text:span><text:span text:style-name="T37">A</text:span><text:span text:style-name="T45">avalanche </text:span><text:span text:style-name="T55">. <text:s/>We’ve handled the first with </text:span><text:span text:style-name="T35">R</text:span><text:span text:style-name="T43">single-party</text:span><text:span text:style-name="T55">. If we assume parties are uniformly-likely to be anywhere in our area, then the probability that at least one is struck by an avalanche is </text:span><draw:frame draw:style-name="fr1" draw:name="Object8" text:anchor-type="as-char" svg:y="-0.152in" svg:width="1.5752in" svg:height="0.2134in" draw:z-index="6"><draw:object xlink:href="./Object 8" xlink:type="simple" xlink:show="embed" xlink:actuate="onLoad"/><draw:image xlink:href="./ObjectReplacements/Object 8" xlink:type="simple" xlink:show="embed" xlink:actuate="onLoad"/></draw:frame>, <text:span text:style-name="T58">so </text:span></text:p>
      <text:p text:style-name="P8"/>
      <text:p text:style-name="P8"><draw:frame draw:style-name="fr1" draw:name="Object4" text:anchor-type="as-char" svg:y="-0.2689in" svg:width="2.6992in" svg:height="0.418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27"/>
      <text:p text:style-name="P27"><text:span text:style-name="T57">For simplicity (the qualitative conclusions are the same), we’ll approximate </text:span><text:span text:style-name="T57"><draw:frame draw:style-name="fr1" draw:name="Object6" text:anchor-type="as-char" svg:y="-0.1484in" svg:width="0.7083in" svg:height="0.2091in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57">as </text:span><text:span text:style-name="T38">N</text:span><text:span text:style-name="T46">parties </text:span><text:span text:style-name="T57">and switch to densities again.</text:span></text:p>
      <text:p text:style-name="P9"/>
      <text:p text:style-name="P9"><draw:frame draw:style-name="fr1" draw:name="Object7" text:anchor-type="as-char" svg:y="-0.172in" svg:width="1.711in" svg:height="0.2327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9"/>
      <text:p text:style-name="P30"><text:span text:style-name="T59"><text:tab/>This is a key result. The model suggests that the rate of inter-party incidents grows like the </text:span><text:span text:style-name="T7">square</text:span><text:span text:style-name="T11"> of the density of parties. If there are twice as many parties, there will be </text:span><text:span text:style-name="T41">four</text:span><text:span text:style-name="T51"> times as many inter-party incidents. Furthermore, the inter-party avalanche incident rate should grow when the day’s avalanches are larger. These conclusions are not earth-shattering, but they help to make discussion of inter-party incidents more precise.</text:span></text:p>
      <text:p text:style-name="P30"><text:soft-page-break/><text:span text:style-name="T52"/></text:p>
      <text:p text:style-name="P31"><text:span text:style-name="T50"><text:tab/>There is a second question we can ask, and it </text:span><text:span text:style-name="T53">has</text:span><text:span text:style-name="T50"> an actionable answer: “For this model, at what party-density will inter-party incidents become a meaningful fraction of all incidents?”</text:span></text:p>
      <text:p text:style-name="P29"><text:span text:style-name="T50"><text:tab/></text:span></text:p>
      <text:p text:style-name="P25"><text:tab/><text:span text:style-name="T61">First we need the overall incident rate:</text:span></text:p>
      <text:p text:style-name="P25"/>
      <text:p text:style-name="P25"><draw:frame draw:style-name="fr1" draw:name="Object5" text:anchor-type="as-char" svg:y="-0.1484in" svg:width="1.7953in" svg:height="0.2091in" draw:z-index="7"><draw:object xlink:href="./Object 5" xlink:type="simple" xlink:show="embed" xlink:actuate="onLoad"/><draw:image xlink:href="./ObjectReplacements/Object 5" xlink:type="simple" xlink:show="embed" xlink:actuate="onLoad"/></draw:frame></text:p>
      <text:p text:style-name="P32"/>
      <text:p text:style-name="P31">Simple-enough, right? <text:span text:style-name="T65">U</text:span>sing our results from before, this can be <text:span text:style-name="T65">suggestively-</text:span>arranged as</text:p>
      <text:p text:style-name="P31"/>
      <text:p text:style-name="P26"><draw:frame draw:style-name="fr1" draw:name="Object9" text:anchor-type="as-char" svg:y="-0.152in" svg:width="2.2457in" svg:height="0.2134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5"/>
      <text:p text:style-name="P38"><text:span text:style-name="T60"><text:tab/>This has a useful interpretation for forecasters, land-use planners, and backcountry travelers: The model suggests that when </text:span><draw:frame draw:style-name="fr1" draw:name="Object10" text:anchor-type="as-char" svg:y="-0.1484in" svg:width="0.9244in" svg:height="0.2091in" draw:z-index="9"><draw:object xlink:href="./Object 10" xlink:type="simple" xlink:show="embed" xlink:actuate="onLoad"/><draw:image xlink:href="./ObjectReplacements/Object 10" xlink:type="simple" xlink:show="embed" xlink:actuate="onLoad"/></draw:frame><text:span text:style-name="T60">approaches one, a party is as likely to be involved in an inter-party incident as it is to trigger an own avalanche, as seen in Figure 1. <text:s/>Indeed, as we will see shortly, every inter-party avalanche incident examined in the paper had </text:span><text:span text:style-name="T60"><draw:frame draw:style-name="fr1" draw:name="Object11" text:anchor-type="as-char" svg:y="-0.1484in" svg:width="1.3335in" svg:height="0.2091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60">, and most were closer to 0.1 . Forecasters will note that this observation sidesteps the hard part of forecasting – determining <text:s/></text:span><text:span text:style-name="T42"><draw:frame draw:style-name="fr1" draw:name="Object15" text:anchor-type="as-char" svg:y="-0.1484in" svg:width="0.2071in" svg:height="0.2091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47">. On a day when only D1 slides are likely, </text:span><text:span text:style-name="T48">inter-party incidents are, </text:span><text:span text:style-name="T49">in general,</text:span><text:span text:style-name="T48"> </text:span><text:span text:style-name="T39">much</text:span><text:span text:style-name="T48"> less likely than on days with D2.5+ avalanches.</text:span></text:p>
      <text:p text:style-name="P35"/>
      <text:p text:style-name="P35"/>
      <text:p text:style-name="P36">Figure 1: Illustrative plot showing quadratic growth in inter-party incidents surpassing linear growth in single-party incidents when <draw:frame draw:style-name="fr1" draw:name="Object12" text:anchor-type="as-char" svg:y="-0.1484in" svg:width="1.1465in" svg:height="0.2091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. In this example, this occurs at <draw:frame draw:style-name="fr1" draw:name="Object13" text:anchor-type="as-char" svg:y="-0.1484in" svg:width="0.7693in" svg:height="0.2091in" draw:z-index="12"><draw:object xlink:href="./Object 13" xlink:type="simple" xlink:show="embed" xlink:actuate="onLoad"/><draw:image xlink:href="./ObjectReplacements/Object 13" xlink:type="simple" xlink:show="embed" xlink:actuate="onLoad"/></draw:frame>parties/km<text:span text:style-name="T56">2</text:span>. <text:s/>The vertical axis in these plots is poorly determined, and varies <text:span text:style-name="T5">greatly</text:span><text:span text:style-name="T8"> from day to day – the figure is included here as a guide to intuition.</text:span></text:p>
      <text:p text:style-name="P36"><text:span text:style-name="T8"/></text:p>
      <text:p text:style-name="P37"><text:span text:style-name="T8">Figure 2: <text:s/>Upper panel: </text:span><text:span text:style-name="T12">Approximate fraction of inter-party avalanche incidents as a function of party-density, measured in units of avalanche-area. Lower panel: Approximate values of </text:span><text:span text:style-name="T12"><draw:frame draw:style-name="fr1" draw:name="Object14" text:anchor-type="as-char" svg:y="-0.1484in" svg:width="0.9244in" svg:height="0.2091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2">as discerned from inter-party avalanche incidents and near-misses.</text:span></text:p>
      <text:p text:style-name="P33"/>
      <text:p text:style-name="P14">Discussion:</text:p>
      <text:p text:style-name="P14"/>
      <text:p text:style-name="P22">With this model in hand, <text:span text:style-name="T61">we can </text:span>consider its implications for travel practices. In particular, it focuses our attention on party density <text:span text:style-name="T61">and avalanche size</text:span>. </text:p>
      <text:p text:style-name="P39"><text:span text:style-name="T24"><text:tab/>T</text:span><text:span text:style-name="T21">errain, access, and timing tend to focus parties into small areas. In a narrow couloir, two parties alone can yield a density approaching urban. On a deep storm day, arduous trailbreaking means that p</text:span><text:span text:style-name="T25">arties</text:span><text:span text:style-name="T21"> can pile up into a paceline on a single skintrack – when those clumped parties begin to ski, they will be close to each other. In a l</text:span><text:span text:style-name="T25">arge</text:span><text:span text:style-name="T21"> bowl, multiple snowmobile parties can choose to high-mark </text:span><text:span text:style-name="T25">or rest</text:span><text:span text:style-name="T21"> in terrain with overlapping avalanche paths. On an optimal-conditions day in the big mountains, parties can queue up at constrictions on big routes – in April 2019, reportedly 1</text:span><text:span text:style-name="T25">6</text:span><text:span text:style-name="T21"> </text:span><text:span text:style-name="T25">people</text:span><text:span text:style-name="T21"> attempted to ski the Grand Teton on a single morning. </text:span><text:span text:style-name="T26">On both small scales and large, w</text:span><text:span text:style-name="T21">e must not become too crowded, lest we begin to harm ourselves.</text:span></text:p>
      <text:p text:style-name="P39"><text:span text:style-name="T24"><text:tab/></text:span><text:span text:style-name="T27">Until we can control the weather, avalanche size is largely out of our control – as avalanche size grows, we must be i</text:span><text:span text:style-name="T29">ncreasingly</text:span><text:span text:style-name="T27"> attentive to those above and below us. W</text:span><text:span text:style-name="T26">hen slides are sufficiently large</text:span><text:span text:style-name="T27">, they can propagate to or from locations that are out of sight. </text:span><text:span text:style-name="T26">At the same time, a larger slide is more-likely to find (or be triggered by) another party. </text:span></text:p>
      <text:p text:style-name="P5"/>
      <text:p text:style-name="P15">Incidents: </text:p>
      <text:p text:style-name="P34"><text:soft-page-break/><text:span text:style-name="T21">The paper examines </text:span><text:span text:style-name="T22">in greater detail, with extensive references, thirteen events involving inter-party incidents and near-misses in North America. The fatal incidents are enumerated in the sidebar and those events </text:span><text:span text:style-name="T23">amenable to quantitative study are shown in the </text:span><text:span text:style-name="T26">T</text:span><text:span text:style-name="T23">able. </text:span></text:p>
      <text:p text:style-name="P40"><text:span text:style-name="T23"><text:tab/></text:span><text:span text:style-name="T26">It is interesting to look for commonalities among these incidents. As we can see from both the Table and Figure 2, the inter-party incidents occur</text:span><text:span text:style-name="T28">r</text:span><text:span text:style-name="T26">ed with </text:span><text:span text:style-name="T26"><draw:frame draw:style-name="fr1" draw:name="Object16" text:anchor-type="as-char" svg:y="-0.1484in" svg:width="1.3335in" svg:height="0.2091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26">, </text:span><text:span text:style-name="T28">and most near 0.1,</text:span><text:span text:style-name="T26"> in q</text:span><text:span text:style-name="T28">ualitative</text:span><text:span text:style-name="T26"> agreement with the model’s prediction </text:span><text:span text:style-name="T28">that values approaching 1 should be significant.</text:span><text:span text:style-name="T26"> Furthermore, a</text:span><text:span text:style-name="T28">fter</text:span><text:span text:style-name="T26"> Krause’s suggestion </text:span><text:span text:style-name="T28">to include avalanche character</text:span><text:span text:style-name="T26">, it became clear that all but one of t</text:span><text:span text:style-name="T28">he incidents</text:span><text:span text:style-name="T26"> involved a slab avalanche. </text:span><text:span text:style-name="T28">The reason isn’t known, but it is a clear signal in the small sample of incidents.</text:span></text:p>
      <text:p text:style-name="P13"/>
      <text:p text:style-name="P13">Fatal <text:span text:style-name="T32">Inter-Party </text:span>Incidents: <text:span text:style-name="T59">(sidebar)</text:span></text:p>
      <text:p text:style-name="P20"/>
      <text:p text:style-name="P19"><text:span text:style-name="T14">Lizard Range (2001): A party of skiers </text:span><text:span text:style-name="T19">in poor</text:span><text:span text:style-name="T14"> visibility ski-cut the top of a drainage. The resulting slide ran out of sight </text:span><text:span text:style-name="T17">around a corner</text:span><text:span text:style-name="T14">; the party opted not to ski the route. The slide struck a party of t</text:span><text:span text:style-name="T20">hirteen</text:span><text:span text:style-name="T14">. </text:span><text:span text:style-name="T15">Two fatalities</text:span><text:span text:style-name="T14">.</text:span></text:p>
      <text:p text:style-name="P19"><text:span text:style-name="T14">Empress Lake (2003): A snowmobiling party j</text:span><text:span text:style-name="T17">umped</text:span><text:span text:style-name="T14"> a cornice onto a slope, disabling </text:span><text:span text:style-name="T15">a machine mid-slope. A second party crossed above, triggering a slab. One fatality.</text:span></text:p>
      <text:p text:style-name="P19"><text:span text:style-name="T14">Boulder/Turbo Mountain (2010): </text:span><text:span text:style-name="T15">A snowmobile festival of r</text:span><text:span text:style-name="T17">oughly two hundred</text:span><text:span text:style-name="T15"> people was struck by a D</text:span><text:span text:style-name="T17">3</text:span><text:span text:style-name="T15"> slide triggered by a high-marking participant. F</text:span><text:span text:style-name="T17">orty</text:span><text:span text:style-name="T15"> were buried. Two fatalities.</text:span></text:p>
      <text:p text:style-name="P20">Eagle Pass (2010): <text:s/><text:span text:style-name="T33">A party of snowmobilers triggered a D4 slide above a party of ten. One fatality.</text:span></text:p>
      <text:p text:style-name="P19"><text:span text:style-name="T14">Kendall Peak (2015 – possible): </text:span><text:span text:style-name="T15">A solo skier disappeared on a storm</text:span><text:span text:style-name="T18">y </text:span><text:span text:style-name="T15">day, recovered six months later. Injuries were consistent with avalanche. Investigation f</text:span><text:span text:style-name="T16">ound</text:span><text:span text:style-name="T15"> that two parties had triggered slides uphill of the burial location </text:span><text:span text:style-name="T16">on the disappearance-day. </text:span><text:span text:style-name="T17">The cause of the accident remains uncertain.</text:span><text:span text:style-name="T15"> </text:span></text:p>
      <text:p text:style-name="P21">Temptation Path (2019): <text:span text:style-name="T31">A party of snowboarders triggered a slab in constrained permanently-closed terrain adjoining a ski resort. The slide crossed a popular trail, and the party beacon-searched the debris. A beacon-less solo skier was discovered by probe-line the following day. One fatality.</text:span></text:p>
      <text:p text:style-name="P11"/>
      <text:p text:style-name="P17">Mitigation:</text:p>
      <text:p text:style-name="P17">Conclusion: </text:p>
      <text:p text:style-name="P1"/>
      <text:p text:style-name="P12">If this subject has caught your interest, please check out the full paper. You can find it on the arXiv at XXXRC or at <text:a xlink:type="simple" xlink:href="http://www.kendallpeak.org/" text:style-name="Internet_20_link" text:visited-style-name="Visited_20_Internet_20_Link">www.kendallpeak.org</text:a>. </text:p>
      <text:p text:style-name="P1"/>
      <text:p text:style-name="P16">Acknowledgements:</text:p>
      <text:p text:style-name="P16"/>
      <text:p text:style-name="P41"><text:span text:style-name="T22">T</text:span><text:span text:style-name="T29">hank you to </text:span><text:span text:style-name="T22">Susan Ashlock for her support for and tolerance of this project; Peg Achterman for b</text:span><text:span text:style-name="T29">ringing</text:span><text:span text:style-name="T22"> this w</text:span><text:span text:style-name="T29">ork</text:span><text:span text:style-name="T22"> back to life; Bruce Jamieson for suggesting the Lizard Range and Empress Lake incidents; Doug Krause for directing attention to inter-party avalanche problem-type; Jason Alferness, Dallas Glass, B.J., D.K., and Mark Vesely for assistance with references; </text:span><text:span text:style-name="T29">Lynne Wolfe for placing this work where it can be seen; </text:span><text:span text:style-name="T22">and finally, the avalanche/search-and-rescue organizations who have not only saved or recovered s</text:span><text:span text:style-name="T30">o many</text:span><text:span text:style-name="T22">, but also generated the documentation needed to help us prevent incidents in the future.</text:span></text:p>
      <text:p text:style-name="P41">This nights-and-weekends work was indirectly supported by CENPA and the National Science Foundation (PHY-1607391).</text:p>
      <text:p text:style-name="P23"/>
      <text:p text:style-name="P1"/>
      <text:p text:style-name="P1"/>
      <text:p text:style-name="P1"/>
      <text:p text:style-name="P1"/>
      <text:p text:style-name="P3"><text:soft-page-break/><text:span text:style-name="T1">Charlie Hagedorn is a physicist and backcountry skier from Seattle, WA. He wants you think about parties above you and below you this winter.</text:span></text:p>
      <text:p text:style-name="P3"/>
      <text:p text:style-name="P3">///</text:p>
      <text:p text:style-name="P2">What do I want from the reader? I want them to read my paper. I want them to think about other people. <text:s/>I want them to know that the risk grows with avalanche size, and that the risk is quadratic in the party-density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2T17:05:44.169950847</meta:creation-date>
    <dc:date>2019-10-15T09:00:39.786857456</dc:date>
    <meta:editing-duration>PT1H51M41S</meta:editing-duration>
    <meta:editing-cycles>13</meta:editing-cycles>
    <meta:generator>LibreOffice/6.3.2.2$Linux_X86_64 LibreOffice_project/30$Build-2</meta:generator>
    <meta:document-statistic meta:table-count="0" meta:image-count="0" meta:object-count="16" meta:page-count="4" meta:paragraph-count="47" meta:word-count="1365" meta:character-count="8573" meta:non-whitespace-character-count="7215"/>
  </office:meta>
</office:document-meta>
</file>

<file path=Object 1/content.xml><?xml version="1.0" encoding="utf-8"?>
<math xmlns="http://www.w3.org/1998/Math/MathML" display="block">
  <semantics>
    <mrow>
      <mrow>
        <msub>
          <mi>R</mi>
          <mtext>single-party</mtext>
        </msub>
        <mo stretchy="false">=</mo>
        <msub>
          <mi>r</mi>
          <mn>0</mn>
        </msub>
      </mrow>
      <msub>
        <mi>N</mi>
        <mtext>parties</mtext>
      </msub>
    </mrow>
    <annotation encoding="StarMath 5.0">R_{"single-party"}=r_0 N_{ "parties" }</annotation>
  </semantics>
</math>
</file>

<file path=Object 10/content.xml><?xml version="1.0" encoding="utf-8"?>
<math xmlns="http://www.w3.org/1998/Math/MathML" display="block">
  <semantics>
    <mrow>
      <msub>
        <mi>n</mi>
        <mtext>party</mtext>
      </msub>
      <msub>
        <mi>A</mi>
        <mtext>avalanche</mtext>
      </msub>
    </mrow>
    <annotation encoding="StarMath 5.0">n_{ "party" } A_{ "avalanche" }</annotation>
  </semantics>
</math>
</file>

<file path=Object 11/content.xml><?xml version="1.0" encoding="utf-8"?>
<math xmlns="http://www.w3.org/1998/Math/MathML" display="block">
  <semantics>
    <mrow>
      <msub>
        <mi>n</mi>
        <mtext>party</mtext>
      </msub>
      <mrow>
        <msub>
          <mi>A</mi>
          <mtext>avalanche</mtext>
        </msub>
        <mo stretchy="false">&gt;</mo>
        <mn>0.03</mn>
      </mrow>
    </mrow>
    <annotation encoding="StarMath 5.0">n_{ "party" } A_{ "avalanche" }&gt;0.03</annotation>
  </semantics>
</math>
</file>

<file path=Object 12/content.xml><?xml version="1.0" encoding="utf-8"?>
<math xmlns="http://www.w3.org/1998/Math/MathML" display="block">
  <semantics>
    <mrow>
      <msub>
        <mi>n</mi>
        <mtext>party</mtext>
      </msub>
      <mrow>
        <msub>
          <mi>A</mi>
          <mtext>avalanche</mtext>
        </msub>
        <mo stretchy="false">=</mo>
        <mn>1</mn>
      </mrow>
    </mrow>
    <annotation encoding="StarMath 5.0">n_{ "party" } A_{ "avalanche" }=1</annotation>
  </semantics>
</math>
</file>

<file path=Object 13/content.xml><?xml version="1.0" encoding="utf-8"?>
<math xmlns="http://www.w3.org/1998/Math/MathML" display="block">
  <semantics>
    <mrow>
      <msub>
        <mi>n</mi>
        <mtext>party</mtext>
      </msub>
      <mo stretchy="false">=</mo>
      <mn>100</mn>
    </mrow>
    <annotation encoding="StarMath 5.0">n_{ "party" }=100</annotation>
  </semantics>
</math>
</file>

<file path=Object 14/content.xml><?xml version="1.0" encoding="utf-8"?>
<math xmlns="http://www.w3.org/1998/Math/MathML" display="block">
  <semantics>
    <mrow>
      <msub>
        <mi>n</mi>
        <mtext>party</mtext>
      </msub>
      <msub>
        <mi>A</mi>
        <mtext>avalanche</mtext>
      </msub>
    </mrow>
    <annotation encoding="StarMath 5.0">n_{ "party" } A_{ "avalanche" }</annotation>
  </semantics>
</math>
</file>

<file path=Object 15/content.xml><?xml version="1.0" encoding="utf-8"?>
<math xmlns="http://www.w3.org/1998/Math/MathML" display="block">
  <semantics>
    <msub>
      <mi>r</mi>
      <mn>0</mn>
    </msub>
    <annotation encoding="StarMath 5.0">r_0
</annotation>
  </semantics>
</math>
</file>

<file path=Object 16/content.xml><?xml version="1.0" encoding="utf-8"?>
<math xmlns="http://www.w3.org/1998/Math/MathML" display="block">
  <semantics>
    <mrow>
      <msub>
        <mi>n</mi>
        <mtext>party</mtext>
      </msub>
      <mrow>
        <msub>
          <mi>A</mi>
          <mtext>avalanche</mtext>
        </msub>
        <mo stretchy="false">&gt;</mo>
        <mn>0.03</mn>
      </mrow>
    </mrow>
    <annotation encoding="StarMath 5.0">n_{ "party" } A_{ "avalanche" }&gt;0.03</annotation>
  </semantics>
</math>
</file>

<file path=Object 2/content.xml><?xml version="1.0" encoding="utf-8"?>
<math xmlns="http://www.w3.org/1998/Math/MathML" display="block">
  <semantics>
    <mrow>
      <mrow>
        <msub>
          <mi>r</mi>
          <mtext>single-party</mtext>
        </msub>
        <mo stretchy="false">=</mo>
        <msub>
          <mi>r</mi>
          <mn>0</mn>
        </msub>
      </mrow>
      <msub>
        <mi>n</mi>
        <mtext>party</mtext>
      </msub>
    </mrow>
    <annotation encoding="StarMath 5.0">r_{ "single-party" }=r_0 n_{ "party" }</annotation>
  </semantics>
</math>
</file>

<file path=Object 3/content.xml><?xml version="1.0" encoding="utf-8"?>
<math xmlns="http://www.w3.org/1998/Math/MathML" display="block">
  <semantics>
    <mrow>
      <msub>
        <mi>n</mi>
        <mtext>party</mtext>
      </msub>
      <mo stretchy="false">=</mo>
      <mrow>
        <msub>
          <mi>N</mi>
          <mtext>parties</mtext>
        </msub>
        <mo stretchy="false">/</mo>
        <mi>A</mi>
      </mrow>
    </mrow>
    <annotation encoding="StarMath 5.0">n_{ "party" }=N_{ "parties" }/A</annotation>
  </semantics>
</math>
</file>

<file path=Object 4/content.xml><?xml version="1.0" encoding="utf-8"?>
<math xmlns="http://www.w3.org/1998/Math/MathML" display="block">
  <semantics>
    <mrow>
      <mrow>
        <msub>
          <mi>R</mi>
          <mtext>inter-party</mtext>
        </msub>
        <mo stretchy="false">=</mo>
        <msub>
          <mi>R</mi>
          <mtext>single-party</mtext>
        </msub>
      </mrow>
      <mrow>
        <mo fence="true" stretchy="false">(</mo>
        <mrow>
          <mrow>
            <msub>
              <mi>N</mi>
              <mtext>parties</mtext>
            </msub>
            <mo stretchy="false">−</mo>
            <mn>1</mn>
          </mrow>
        </mrow>
        <mo fence="true" stretchy="false">)</mo>
      </mrow>
      <mfrac>
        <msub>
          <mi>A</mi>
          <mtext>avalanche</mtext>
        </msub>
        <mi>A</mi>
      </mfrac>
    </mrow>
    <annotation encoding="StarMath 5.0">R_{"inter-party"}=R_{"single-party"}(N_"parties"-1) {A_{"avalanche"}} over {A} </annotation>
  </semantics>
</math>
</file>

<file path=Object 5/content.xml><?xml version="1.0" encoding="utf-8"?>
<math xmlns="http://www.w3.org/1998/Math/MathML" display="block">
  <semantics>
    <mrow>
      <msub>
        <mi>r</mi>
        <mtext>incident</mtext>
      </msub>
      <mo stretchy="false">=</mo>
      <mrow>
        <msub>
          <mi>r</mi>
          <mtext>single-party</mtext>
        </msub>
        <mo stretchy="false">+</mo>
        <msub>
          <mi>r</mi>
          <mtext>inter-party</mtext>
        </msub>
      </mrow>
    </mrow>
    <annotation encoding="StarMath 5.0">r_{ "incident" }=r_{ "single-party" }+r_{ "inter-party" }</annotation>
  </semantics>
</math>
</file>

<file path=Object 6/content.xml><?xml version="1.0" encoding="utf-8"?>
<math xmlns="http://www.w3.org/1998/Math/MathML" display="block">
  <semantics>
    <mrow>
      <msub>
        <mi>N</mi>
        <mtext>parties</mtext>
      </msub>
      <mo stretchy="false">−</mo>
      <mn>1</mn>
    </mrow>
    <annotation encoding="StarMath 5.0">N_{ "parties" }-1</annotation>
  </semantics>
</math>
</file>

<file path=Object 7/content.xml><?xml version="1.0" encoding="utf-8"?>
<math xmlns="http://www.w3.org/1998/Math/MathML" display="block">
  <semantics>
    <mrow>
      <mrow>
        <msub>
          <mi>r</mi>
          <mtext>inter-party</mtext>
        </msub>
        <mo stretchy="false">≈</mo>
        <msub>
          <mi>r</mi>
          <mn>0</mn>
        </msub>
      </mrow>
      <msubsup>
        <mi>n</mi>
        <mtext>party</mtext>
        <mn>2</mn>
      </msubsup>
      <msub>
        <mi>A</mi>
        <mtext>avalanche</mtext>
      </msub>
    </mrow>
    <annotation encoding="StarMath 5.0">r_{"inter-party"} approx r_0 n_{ "party"}^{2} A_{"avalanche"}</annotation>
  </semantics>
</math>
</file>

<file path=Object 8/content.xml><?xml version="1.0" encoding="utf-8"?>
<math xmlns="http://www.w3.org/1998/Math/MathML" display="block">
  <semantics>
    <mrow>
      <mrow>
        <mo fence="true" stretchy="false">(</mo>
        <mrow>
          <mrow>
            <msub>
              <mi>N</mi>
              <mtext>parties</mtext>
            </msub>
            <mo stretchy="false">−</mo>
            <mn>1</mn>
          </mrow>
        </mrow>
        <mo fence="true" stretchy="false">)</mo>
      </mrow>
      <mrow>
        <msub>
          <mi>A</mi>
          <mtext>avalanche</mtext>
        </msub>
        <mo stretchy="false">/</mo>
        <mi>A</mi>
      </mrow>
    </mrow>
    <annotation encoding="StarMath 5.0">( N_{"parties"}-1 ) A_{"avalanche" }/A</annotation>
  </semantics>
</math>
</file>

<file path=Object 9/content.xml><?xml version="1.0" encoding="utf-8"?>
<math xmlns="http://www.w3.org/1998/Math/MathML" display="block">
  <semantics>
    <mrow>
      <mrow>
        <msub>
          <mi>r</mi>
          <mtext>incident</mtext>
        </msub>
        <mo stretchy="false">=</mo>
        <msub>
          <mi>r</mi>
          <mn>0</mn>
        </msub>
      </mrow>
      <msub>
        <mi>n</mi>
        <mtext>party</mtext>
      </msub>
      <mrow>
        <mo fence="true" stretchy="false">(</mo>
        <mrow>
          <mrow>
            <mrow>
              <mn>1</mn>
              <mo stretchy="false">+</mo>
              <msub>
                <mi>A</mi>
                <mtext>avalanche</mtext>
              </msub>
            </mrow>
            <msub>
              <mi>n</mi>
              <mtext>party</mtext>
            </msub>
          </mrow>
        </mrow>
        <mo fence="true" stretchy="false">)</mo>
      </mrow>
    </mrow>
    <annotation encoding="StarMath 5.0">r_{ "incident" }=r_0 n_{"party"}(1+A_{"avalanche"}n_{"party"}) </annotation>
  </semantics>
</math>
</file>